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13" officeooo:paragraph-rsid="00171213"/>
    </style:style>
    <style:style style:name="P2" style:family="paragraph" style:parent-style-name="Standard">
      <style:text-properties officeooo:rsid="00171213" officeooo:paragraph-rsid="0019ce0e"/>
    </style:style>
    <style:style style:name="P3" style:family="paragraph" style:parent-style-name="Standard">
      <style:text-properties officeooo:rsid="001a0892" officeooo:paragraph-rsid="001a0892"/>
    </style:style>
    <style:style style:name="P4" style:family="paragraph" style:parent-style-name="Standard">
      <style:text-properties officeooo:rsid="001c015a" officeooo:paragraph-rsid="001c015a"/>
    </style:style>
    <style:style style:name="P5" style:family="paragraph" style:parent-style-name="Standard">
      <style:text-properties officeooo:rsid="001c7805" officeooo:paragraph-rsid="001c7805"/>
    </style:style>
    <style:style style:name="P6" style:family="paragraph" style:parent-style-name="Standard">
      <style:text-properties officeooo:rsid="0015699f" officeooo:paragraph-rsid="0015699f"/>
    </style:style>
    <style:style style:name="P7" style:family="paragraph" style:parent-style-name="Standard">
      <style:text-properties officeooo:rsid="001ca660" officeooo:paragraph-rsid="001ca660"/>
    </style:style>
    <style:style style:name="P8" style:family="paragraph" style:parent-style-name="Standard">
      <style:text-properties officeooo:rsid="001e6c40" officeooo:paragraph-rsid="001e6c40"/>
    </style:style>
    <style:style style:name="P9" style:family="paragraph" style:parent-style-name="Standard">
      <style:text-properties officeooo:rsid="001f597e" officeooo:paragraph-rsid="001f597e"/>
    </style:style>
    <style:style style:name="P10" style:family="paragraph" style:parent-style-name="Standard">
      <style:text-properties officeooo:rsid="001a0892" officeooo:paragraph-rsid="001a0892"/>
    </style:style>
    <style:style style:name="T1" style:family="text">
      <style:text-properties officeooo:rsid="0019ce0e"/>
    </style:style>
    <style:style style:name="T2" style:family="text">
      <style:text-properties officeooo:rsid="001c015a"/>
    </style:style>
    <style:style style:name="T3" style:family="text">
      <style:text-properties officeooo:rsid="001ca660"/>
    </style:style>
    <style:style style:name="T4" style:family="text">
      <style:text-properties officeooo:rsid="002089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P : 167.99.67.119</text:p>
      <text:p text:style-name="P1"><text:span text:style-name="T2">User_pass: </text:span>b@9@91~r0M0Ni</text:p>
      <text:p text:style-name="P2"><text:span text:style-name="T2">mysql_pass: </text:span>b@9@91~<text:span text:style-name="T1">d3pl0y3r~</text:span>r0M0Ni</text:p>
      <text:p text:style-name="P9">v1_mysql_pass : 8@N@N1-r0m0n1</text:p>
      <text:p text:style-name="P4">ssh port : 52071</text:p>
      <text:p text:style-name="P4">mysql port : 5271</text:p>
      <text:p text:style-name="P7">secret : <text:bookmark-start text:name="__DdeLink__71_1351165413"/>AW//gUh2+AESaOFxiwVVK+wP29knoudkPZxy/R/3gsU<text:bookmark-end text:name="__DdeLink__71_1351165413"/></text:p>
      <text:p text:style-name="P6"><text:span text:style-name="T3">api_key : </text:span>7LALZPXQVFYN7OSTC4E5</text:p>
      <text:p text:style-name="P7">developer : <text:bookmark-start text:name="__DdeLink__69_1351165413"/>7SMVH7GP7YEZCBI5UILJ<text:bookmark-end text:name="__DdeLink__69_1351165413"/></text:p>
      <text:p text:style-name="P5">spaces : </text:p>
      <text:p text:style-name="P5">origin : <text:a xlink:type="simple" xlink:href="https://romoni.sgp1.digitaloceanspaces.com/" text:style-name="Internet_20_link" text:visited-style-name="Visited_20_Internet_20_Link">https://romoni.sgp1.digitaloceanspaces.com</text:a></text:p>
      <text:p text:style-name="P5">edge: <text:a xlink:type="simple" xlink:href="https://romoni.sgp1.cdn.digitaloceanspaces.com/" text:style-name="Internet_20_link" text:visited-style-name="Visited_20_Internet_20_Link">https://romoni.sgp1.cdn.digitaloceanspaces.com</text:a></text:p>
      <text:p text:style-name="P5">subdomain : <text:a xlink:type="simple" xlink:href="https://static.romoni.com.bd/" text:style-name="Internet_20_link" text:visited-style-name="Visited_20_Internet_20_Link">https://static.romoni.com.bd</text:a></text:p>
      <text:p text:style-name="P5"/>
      <text:p text:style-name="P3">* <text:span text:style-name="T4">public / private access of fi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7:31:26.098375572</meta:creation-date>
    <dc:date>2019-07-24T18:15:53.167982906</dc:date>
    <meta:editing-duration>PT6H6M9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4" meta:character-count="438" meta:non-whitespace-character-count="407"/>
  </office:meta>
</office:document-meta>
</file>